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5-02-24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556" calcext:value-type="float">
            <text:p>86.3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5-01-1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4-01-0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3-01-0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2-01-0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8136" calcext:value-type="float">
            <text:p>84.9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1-01-07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20-01-05 0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19-01-0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7016" calcext:value-type="float">
            <text:p>83.5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18-01-0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97624" calcext:value-type="float">
            <text:p>83.0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17-01-06 16:24:2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524100504202</text:p>
          </table:table-cell>
          <table:table-cell office:value-type="string" calcext:value-type="string">
            <text:p>32S 32W 19BAB 02</text:p>
          </table:table-cell>
          <table:table-cell office:value-type="string" calcext:value-type="string">
            <text:p>2016-01-05 17:29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